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5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delivery_order_id.bag_detail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date)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4:54:15</dc:date>
    <meta:editing-duration>PT5H30M33S</meta:editing-duration>
    <meta:editing-cycles>74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39" meta:character-count="2394" meta:non-whitespace-character-count="1575"/>
  </office:meta>
</office:document-meta>
</file>